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onaco" svg:font-family="Monaco"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88b9" officeooo:paragraph-rsid="001088b9"/>
    </style:style>
    <style:style style:name="P2" style:family="paragraph" style:parent-style-name="Standard">
      <style:text-properties officeooo:rsid="00125bd0" officeooo:paragraph-rsid="00125bd0"/>
    </style:style>
    <style:style style:name="P3" style:family="paragraph" style:parent-style-name="Standard">
      <style:text-properties officeooo:rsid="001444f0" officeooo:paragraph-rsid="001444f0"/>
    </style:style>
    <style:style style:name="P4" style:family="paragraph" style:parent-style-name="Standard">
      <loext:graphic-properties draw:fill="solid" draw:fill-color="#292a2f"/>
      <style:paragraph-properties fo:background-color="#292a2f" fo:padding="0in" fo:border="none" style:shadow="none"/>
      <style:text-properties officeooo:rsid="001444f0" officeooo:paragraph-rsid="001444f0"/>
    </style:style>
    <style:style style:name="P5" style:family="paragraph" style:parent-style-name="Standard">
      <style:text-properties officeooo:rsid="001505ce" officeooo:paragraph-rsid="001505ce"/>
    </style:style>
    <style:style style:name="P6" style:family="paragraph" style:parent-style-name="Standard">
      <style:text-properties officeooo:rsid="00167bef" officeooo:paragraph-rsid="00167bef"/>
    </style:style>
    <style:style style:name="P7" style:family="paragraph" style:parent-style-name="Standard">
      <style:text-properties officeooo:rsid="00168985" officeooo:paragraph-rsid="00168985"/>
    </style:style>
    <style:style style:name="P8" style:family="paragraph" style:parent-style-name="Standard">
      <style:text-properties officeooo:rsid="0017eabf" officeooo:paragraph-rsid="0017eabf"/>
    </style:style>
    <style:style style:name="P9" style:family="paragraph" style:parent-style-name="Standard">
      <style:text-properties officeooo:rsid="0018fb8c" officeooo:paragraph-rsid="0018fb8c"/>
    </style:style>
    <style:style style:name="P10" style:family="paragraph" style:parent-style-name="Standard">
      <style:text-properties officeooo:rsid="0019f53b" officeooo:paragraph-rsid="0019f53b"/>
    </style:style>
    <style:style style:name="P11" style:family="paragraph" style:parent-style-name="Standard">
      <style:text-properties officeooo:rsid="001acc39" officeooo:paragraph-rsid="001acc39"/>
    </style:style>
    <style:style style:name="P12" style:family="paragraph" style:parent-style-name="Standard">
      <style:text-properties officeooo:rsid="001c026b" officeooo:paragraph-rsid="001c026b"/>
    </style:style>
    <style:style style:name="T1" style:family="text">
      <style:text-properties officeooo:rsid="0013c1ff"/>
    </style:style>
    <style:style style:name="T2" style:family="text">
      <style:text-properties fo:color="#fc5fa3" loext:opacity="100%" style:font-name="Monaco" fo:font-size="10pt" fo:font-style="normal" fo:font-weight="bold" style:font-size-asian="10pt" style:font-style-asian="normal" style:font-weight-asian="bold"/>
    </style:style>
    <style:style style:name="T3" style:family="text">
      <style:text-properties fo:color="#a167e6" loext:opacity="100%" style:font-name="Monaco" fo:font-size="10pt" fo:font-style="normal" fo:font-weight="normal" style:font-size-asian="10pt" style:font-style-asian="normal" style:font-weight-asian="normal"/>
    </style:style>
    <style:style style:name="T4" style:family="text">
      <style:text-properties fo:color="#ffffff" loext:opacity="100%" style:font-name="Monaco" fo:font-size="10pt" fo:font-style="normal" fo:font-weight="normal" style:font-size-asian="10pt" style:font-style-asian="normal" style:font-weight-asian="normal"/>
    </style:style>
    <style:style style:name="T5" style:family="text">
      <style:text-properties fo:color="#67b7a4" loext:opacity="100%" style:font-name="Monaco" fo:font-size="10pt" fo:font-style="normal" fo:font-weight="normal" style:font-size-asian="10pt" style:font-style-asian="normal" style:font-weight-asian="normal"/>
    </style:style>
    <style:style style:name="T6" style:family="text">
      <style:text-properties fo:color="#e8ba36" loext:opacity="100%" style:font-name="Monaco" fo:font-size="10pt" fo:font-style="normal" fo:font-weight="normal" style:font-size-asian="10pt" style:font-style-asian="normal" style:font-weight-asian="normal"/>
    </style:style>
    <style:style style:name="T7" style:family="text">
      <style:text-properties fo:color="#d0bf69" loext:opacity="100%" style:font-name="Monaco" fo:font-size="10pt" fo:font-style="normal" fo:font-weight="normal" style:font-size-asian="10pt" style:font-style-asian="normal" style:font-weight-asian="normal"/>
    </style:style>
    <style:style style:name="T8" style:family="text">
      <style:text-properties fo:color="#fc6a5d" loext:opacity="100%" style:font-name="Monaco" fo:font-size="10pt" fo:font-style="normal" fo:font-weight="normal" style:font-size-asian="10pt" style:font-style-asian="normal" style:font-weight-asian="normal"/>
    </style:style>
    <style:style style:name="T9" style:family="text">
      <style:text-properties fo:color="#359ff4" loext:opacity="100%" style:font-name="Monaco" fo:font-size="10pt" fo:font-style="normal" fo:font-weight="normal" style:font-size-asian="10pt" style:font-style-asian="normal" style:font-weight-asian="normal"/>
    </style:style>
    <style:style style:name="T10" style:family="text">
      <style:text-properties fo:color="#54a857" loext:opacity="100%" style:font-name="Monaco" fo:font-size="10pt" fo:font-style="normal" fo:font-weight="normal" style:font-size-asian="10pt" style:font-style-asian="normal" style:font-weight-asian="normal"/>
    </style:style>
    <style:style style:name="T11" style:family="text">
      <style:text-properties officeooo:rsid="0019f53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P ADVICE:-</text:p>
      <text:p text:style-name="P1"/>
      <text:p text:style-name="P1">1.Suppose we are given input as 5 2 then using long a=s.nextLong() and String b=s.nextLine() will give error we will have to scan the things in the same line as</text:p>
      <text:p text:style-name="P1"/>
      <text:p text:style-name="P1">long a=s.nextLong();</text:p>
      <text:p text:style-name="P1">String b=s.next();</text:p>
      <text:p text:style-name="P1"/>
      <text:p text:style-name="P2">2.Suppose you take a number a as string then to get a-1,we can traverse the string from end to beginning and convert every <text:s/>to 9 <text:span text:style-name="T1">till we keep encontering 0's and if we encounter a non-0 character then we break this loop then if we are currently at a non-0 character then we stubtract it by 1.</text:span></text:p>
      <text:p text:style-name="P2"/>
      <text:p text:style-name="P3">the code for it will be as follows:-</text:p>
      <text:p text:style-name="P3"/>
      <text:p text:style-name="P4"><text:span text:style-name="T2">int </text:span><text:span text:style-name="T3">i</text:span><text:span text:style-name="T4">=</text:span><text:span text:style-name="T3">a</text:span><text:span text:style-name="T4">.</text:span><text:span text:style-name="T5">length</text:span><text:span text:style-name="T6">()</text:span><text:span text:style-name="T4">-</text:span><text:span text:style-name="T7">1</text:span><text:span text:style-name="T4">;</text:span><text:line-break/><text:span text:style-name="T2">char </text:span><text:span text:style-name="T3">temp</text:span><text:span text:style-name="T6">[]</text:span><text:span text:style-name="T4">=</text:span><text:span text:style-name="T3">a</text:span><text:span text:style-name="T4">.</text:span><text:span text:style-name="T5">toCharArray</text:span><text:span text:style-name="T6">()</text:span><text:span text:style-name="T4">;</text:span><text:line-break/><text:span text:style-name="T2">while</text:span><text:span text:style-name="T6">(</text:span><text:span text:style-name="T3">i</text:span><text:span text:style-name="T4">&gt;=</text:span><text:span text:style-name="T7">0 </text:span><text:span text:style-name="T4">&amp;&amp; </text:span><text:span text:style-name="T3">temp</text:span><text:span text:style-name="T6">[</text:span><text:span text:style-name="T3">i</text:span><text:span text:style-name="T6">]</text:span><text:span text:style-name="T4">==</text:span><text:span text:style-name="T8">'0'</text:span><text:span text:style-name="T6">)</text:span><text:span text:style-name="T9">{</text:span><text:line-break/><text:span text:style-name="T9"> <text:s text:c="3"/></text:span><text:span text:style-name="T3">temp</text:span><text:span text:style-name="T6">[</text:span><text:span text:style-name="T3">i</text:span><text:span text:style-name="T6">]</text:span><text:span text:style-name="T4">=</text:span><text:span text:style-name="T8">'9'</text:span><text:span text:style-name="T4">;</text:span><text:line-break/><text:span text:style-name="T4"> <text:s text:c="3"/></text:span><text:span text:style-name="T3">i</text:span><text:span text:style-name="T4">--;</text:span><text:line-break/><text:span text:style-name="T9">}</text:span><text:line-break/><text:span text:style-name="T2">if</text:span><text:span text:style-name="T6">(</text:span><text:span text:style-name="T3">i</text:span><text:span text:style-name="T4">&gt;=</text:span><text:span text:style-name="T7">0 </text:span><text:span text:style-name="T4">&amp;&amp; </text:span><text:span text:style-name="T3">temp</text:span><text:span text:style-name="T6">[</text:span><text:span text:style-name="T3">i</text:span><text:span text:style-name="T6">]</text:span><text:span text:style-name="T4">!=</text:span><text:span text:style-name="T8">'0'</text:span><text:span text:style-name="T6">)</text:span><text:span text:style-name="T9">{</text:span><text:line-break/><text:span text:style-name="T9"> <text:s text:c="3"/></text:span><text:span text:style-name="T3">temp</text:span><text:span text:style-name="T6">[</text:span><text:span text:style-name="T3">i</text:span><text:span text:style-name="T6">]</text:span><text:span text:style-name="T4">=</text:span><text:span text:style-name="T10">(</text:span><text:span text:style-name="T2">char</text:span><text:span text:style-name="T10">)</text:span><text:span text:style-name="T9">(</text:span><text:span text:style-name="T3">temp</text:span><text:span text:style-name="T6">[</text:span><text:span text:style-name="T3">i</text:span><text:span text:style-name="T6">]</text:span><text:span text:style-name="T4">-</text:span><text:span text:style-name="T7">1</text:span><text:span text:style-name="T9">)</text:span><text:span text:style-name="T4">;</text:span><text:line-break/><text:span text:style-name="T9">}</text:span></text:p>
      <text:p text:style-name="P3"/>
      <text:p text:style-name="P5">String.valueOf(temp) will be a-1.</text:p>
      <text:p text:style-name="P5"/>
      <text:p text:style-name="P6">3.Always use Java 1.8 for submission,all the pro Java Cpers use that only.</text:p>
      <text:p text:style-name="P6"/>
      <text:p text:style-name="P7">4.VVVVVVIMP (Passing String on a fucntion might make TLE,try to make things as global as possible because in java passing mor paramaeters in recursion means more chance of TLE so,try to pass only the things in paramaeter that are absolutely nescessary)</text:p>
      <text:p text:style-name="P7"/>
      <text:p text:style-name="P8">5.In memoization,instead of using Integer object table,using static array table is giving faster runing time.</text:p>
      <text:p text:style-name="P8"/>
      <text:p text:style-name="P9">6.Alway rememeber that in questions regarding %k all the remainders will range <text:span text:style-name="T11">[0,k-1].</text:span></text:p>
      <text:p text:style-name="P9"/>
      <text:p text:style-name="P10">7.Use the above fact in the NT,math questions and always observe in the angle of remainders</text:p>
      <text:p text:style-name="P10"/>
      <text:p text:style-name="P11">8.Questions in codeforces usually follow 1-based indexing.</text:p>
      <text:p text:style-name="P11"/>
      <text:p text:style-name="P12">9.Use deque instead of vectors,the deletion in them is O(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onaco" svg:font-family="Monaco"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in" fo:margin-right="0.018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6T10:30:04.142144087</meta:creation-date>
    <dc:date>2023-02-19T16:30:22.778160343</dc:date>
    <meta:editing-duration>PT3H11M56S</meta:editing-duration>
    <meta:editing-cycles>12</meta:editing-cycles>
    <meta:generator>LibreOffice/7.3.7.2$Linux_X86_64 LibreOffice_project/30$Build-2</meta:generator>
    <meta:document-statistic meta:table-count="0" meta:image-count="0" meta:object-count="0" meta:page-count="1" meta:paragraph-count="15" meta:word-count="236" meta:character-count="1465" meta:non-whitespace-character-count="1232"/>
  </office:meta>
</office:document-meta>
</file>